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63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00/00/00</text:date>, <text:time style:data-style-name="N2" text:time-value="10:07:08.25076318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09-19T10:08:01.870962550</dc:date>
    <meta:editing-duration>PT5H3M</meta:editing-duration>
    <meta:editing-cycles>40</meta:editing-cycles>
    <meta:generator>LibreOffice/7.0.1.2$Linux_X86_64 LibreOffice_project/7cbcfc562f6eb6708b5ff7d7397325de9e764452</meta:generator>
    <meta:document-statistic meta:table-count="1" meta:cell-count="636" meta:object-count="0"/>
  </office:meta>
</office:document-meta>
</file>